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Bold1" svg:font-family="'Adobe Garamond Pro Bold'" style:font-pitch="variable"/>
    <style:font-face style:name="Adobe Garamond Pro Bold"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dobe Garamond Pro" officeooo:rsid="00176ea0" officeooo:paragraph-rsid="00176ea0"/>
    </style:style>
    <style:style style:name="P2" style:family="paragraph" style:parent-style-name="Standard">
      <style:text-properties style:font-name="Adobe Garamond Pro" officeooo:rsid="00176ea0" officeooo:paragraph-rsid="00236191"/>
    </style:style>
    <style:style style:name="P3" style:family="paragraph" style:parent-style-name="Standard">
      <style:text-properties style:font-name="Adobe Garamond Pro" officeooo:rsid="00176ea0" officeooo:paragraph-rsid="0017e179"/>
    </style:style>
    <style:style style:name="P4" style:family="paragraph" style:parent-style-name="Standard">
      <style:text-properties style:font-name="Adobe Garamond Pro" officeooo:rsid="0017e179" officeooo:paragraph-rsid="0017e179"/>
    </style:style>
    <style:style style:name="P5" style:family="paragraph" style:parent-style-name="Standard">
      <style:text-properties style:font-name="Adobe Garamond Pro" officeooo:rsid="001a03ed" officeooo:paragraph-rsid="001a03ed"/>
    </style:style>
    <style:style style:name="P6" style:family="paragraph" style:parent-style-name="Standard">
      <style:text-properties style:font-name="Adobe Garamond Pro" officeooo:rsid="001ae867" officeooo:paragraph-rsid="001ae867"/>
    </style:style>
    <style:style style:name="P7" style:family="paragraph" style:parent-style-name="Standard">
      <style:text-properties style:font-name="Adobe Garamond Pro" officeooo:rsid="001f8c2a" officeooo:paragraph-rsid="001f8c2a"/>
    </style:style>
    <style:style style:name="P8" style:family="paragraph" style:parent-style-name="Standard">
      <style:text-properties style:font-name="Adobe Garamond Pro" officeooo:rsid="0021eeaa" officeooo:paragraph-rsid="00236191"/>
    </style:style>
    <style:style style:name="P9" style:family="paragraph" style:parent-style-name="Standard">
      <style:text-properties style:font-name="Adobe Garamond Pro" officeooo:rsid="002895d8" officeooo:paragraph-rsid="002895d8"/>
    </style:style>
    <style:style style:name="P10" style:family="paragraph" style:parent-style-name="Standard">
      <style:paragraph-properties fo:text-align="justify" style:justify-single-word="false"/>
      <style:text-properties style:font-name="Adobe Garamond Pro" officeooo:rsid="00219969" officeooo:paragraph-rsid="002b8611"/>
    </style:style>
    <style:style style:name="P11" style:family="paragraph" style:parent-style-name="Standard">
      <style:paragraph-properties fo:text-align="justify" style:justify-single-word="false"/>
      <style:text-properties style:font-name="Adobe Garamond Pro" officeooo:rsid="002b99c8" officeooo:paragraph-rsid="002b99c8"/>
    </style:style>
    <style:style style:name="P12" style:family="paragraph" style:parent-style-name="Standard">
      <style:paragraph-properties fo:text-align="justify" style:justify-single-word="false"/>
      <style:text-properties style:font-name="Adobe Garamond Pro" officeooo:rsid="002b8611" officeooo:paragraph-rsid="002bb3eb"/>
    </style:style>
    <style:style style:name="P13" style:family="paragraph" style:parent-style-name="Standard">
      <style:text-properties style:font-name="Adobe Garamond Pro" officeooo:rsid="002fc10c" officeooo:paragraph-rsid="002fc10c"/>
    </style:style>
    <style:style style:name="P14" style:family="paragraph" style:parent-style-name="Standard">
      <style:text-properties style:font-name="Adobe Garamond Pro" officeooo:rsid="0031ba39" officeooo:paragraph-rsid="0031ba39"/>
    </style:style>
    <style:style style:name="P15" style:family="paragraph" style:parent-style-name="Standard">
      <style:text-properties style:font-name="Adobe Garamond Pro" officeooo:paragraph-rsid="00176ea0"/>
    </style:style>
    <style:style style:name="P16" style:family="paragraph" style:parent-style-name="Standard">
      <style:text-properties style:font-name="Adobe Garamond Pro Bold1" officeooo:rsid="001a03ed" officeooo:paragraph-rsid="001a03ed"/>
    </style:style>
    <style:style style:name="P17" style:family="paragraph" style:parent-style-name="Standard">
      <style:text-properties style:font-name="Adobe Garamond Pro Bold1" officeooo:rsid="002895d8" officeooo:paragraph-rsid="002895d8"/>
    </style:style>
    <style:style style:name="P18" style:family="paragraph" style:parent-style-name="Standard">
      <style:text-properties style:font-name="Adobe Garamond Pro Bold" officeooo:rsid="001ae867" officeooo:paragraph-rsid="001ae867"/>
    </style:style>
    <style:style style:name="P19" style:family="paragraph" style:parent-style-name="Standard">
      <style:text-properties style:font-name="Adobe Garamond Pro" officeooo:rsid="001ae867" officeooo:paragraph-rsid="001ae867"/>
    </style:style>
    <style:style style:name="P20" style:family="paragraph" style:parent-style-name="Standard">
      <style:text-properties style:font-name="Adobe Garamond Pro" officeooo:rsid="00338cdf" officeooo:paragraph-rsid="00338cdf"/>
    </style:style>
    <style:style style:name="P21" style:family="paragraph" style:parent-style-name="Standard">
      <style:text-properties style:font-name="Adobe Garamond Pro" officeooo:rsid="00364625" officeooo:paragraph-rsid="00364625"/>
    </style:style>
    <style:style style:name="T1" style:family="text">
      <style:text-properties officeooo:rsid="00176ea0"/>
    </style:style>
    <style:style style:name="T2" style:family="text">
      <style:text-properties officeooo:rsid="0017e179"/>
    </style:style>
    <style:style style:name="T3" style:family="text">
      <style:text-properties officeooo:rsid="0019a47e"/>
    </style:style>
    <style:style style:name="T4" style:family="text">
      <style:text-properties officeooo:rsid="001a03ed"/>
    </style:style>
    <style:style style:name="T5" style:family="text">
      <style:text-properties officeooo:rsid="001ae867"/>
    </style:style>
    <style:style style:name="T6" style:family="text">
      <style:text-properties officeooo:rsid="001f8c2a"/>
    </style:style>
    <style:style style:name="T7" style:family="text">
      <style:text-properties officeooo:rsid="0021718e"/>
    </style:style>
    <style:style style:name="T8" style:family="text">
      <style:text-properties officeooo:rsid="00236191"/>
    </style:style>
    <style:style style:name="T9" style:family="text">
      <style:text-properties officeooo:rsid="00254a29"/>
    </style:style>
    <style:style style:name="T10" style:family="text">
      <style:text-properties officeooo:rsid="002b8611"/>
    </style:style>
    <style:style style:name="T11" style:family="text">
      <style:text-properties officeooo:rsid="002c81c1"/>
    </style:style>
    <style:style style:name="T12" style:family="text">
      <style:text-properties officeooo:rsid="002cd360"/>
    </style:style>
    <style:style style:name="T13" style:family="text">
      <style:text-properties officeooo:rsid="002dcb0e"/>
    </style:style>
    <style:style style:name="T14" style:family="text">
      <style:text-properties officeooo:rsid="002f35eb"/>
    </style:style>
    <style:style style:name="T15" style:family="text">
      <style:text-properties officeooo:rsid="002fc10c"/>
    </style:style>
    <style:style style:name="T16" style:family="text">
      <style:text-properties officeooo:rsid="00319025"/>
    </style:style>
    <style:style style:name="T17" style:family="text">
      <style:text-properties officeooo:rsid="00350ecb"/>
    </style:style>
    <style:style style:name="T18" style:family="text">
      <style:text-properties officeooo:rsid="0037fe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her, <text:span text:style-name="T4">Céphis</text:span> et Merle</text:p>
      <text:p text:style-name="P1">Déline, Lise, Ax, Goutte <text:span text:style-name="T2">et</text:span> Orge ( la Meute )</text:p>
      <text:p text:style-name="P4"><text:span text:style-name="T11">Nour</text:span>, Canante, <text:span text:style-name="T1">Éris</text:span></text:p>
      <text:p text:style-name="P1"><text:span text:style-name="T3">Émildä</text:span> et <text:span text:style-name="T3">Léonie</text:span> ( les 3 Sœurs <text:span text:style-name="T5">bicentenaires </text:span>)</text:p>
      <text:p text:style-name="P3">Lalouve, <text:span text:style-name="T13">Efrim </text:span></text:p>
      <text:p text:style-name="P4"><text:span text:style-name="T14">Norsona, </text:span>Treille, Qassim, Maélie et Ohm <text:s/></text:p>
      <text:p text:style-name="P1">Courtecuisse</text:p>
      <text:p text:style-name="P1">Ny</text:p>
      <text:p text:style-name="P15"><text:span text:style-name="T1">Robin,</text:span> Chaï, Chapo, Kiwi, <text:span text:style-name="T15">Hache</text:span></text:p>
      <text:p text:style-name="P1"/>
      <text:p text:style-name="P8">Il y a <text:span text:style-name="T8">la v</text:span>ille Haut<text:span text:style-name="T9">e</text:span> et <text:span text:style-name="T9">l</text:span>a <text:span text:style-name="T9">v</text:span>ille Basse bordée par le Bois aux Ourses : <text:span text:style-name="T8">ultime forêt primaire et vénère. Au détour des ruelles sombres et sans âge de la Ville Basse se trouve l'Hordeaux. Il y a les Marges, aussi, plus à l'Est. Depuis la ville Basse on aperçois les soirs de beau temps le Dôme de béton de la Centrale du Grand Mât, nichée au cœurs du Bois aux Ourses. Récemment le Dôme s'est fissuré, de la vapeur radioactive à nouveau s'échappe des cheminées de refroidissement. La centrale est réactivée.</text:span></text:p>
      <text:p text:style-name="P8"/>
      <text:p text:style-name="P9">L'AVA l'Agence de Valorisation Atomique <text:s/></text:p>
      <text:p text:style-name="P2"/>
      <text:p text:style-name="P13">La ville Haute, la ville Basse</text:p>
      <text:p text:style-name="P13">L'Hordeaux, Les Marges, Les Herbes</text:p>
      <text:p text:style-name="P7">Le Bois aux Ourses, La Plaque, <text:span text:style-name="T7">Le Dôme,</text:span> La Centrale du Grand Mât</text:p>
      <text:p text:style-name="P5">La Milice, <text:span text:style-name="T6">privée, privatisée, salariée, gérée </text:span></text:p>
      <text:p text:style-name="P5">La Meute, Les Fileuses, Les Solistes, Le Raconteur</text:p>
      <text:p text:style-name="P12">l'Agence de Valorisation Atomique, les technos du Fond Lean Energy, le Ministre des Incubateurs d'Avenir</text:p>
      <text:p text:style-name="P5">Des bombe à voix, <text:span text:style-name="T6">des bombes à mots</text:span></text:p>
      <text:p text:style-name="P14">Les Herbes dorment aux creux des arbres morts ou dans les branches et recueillent les travailleurs de la centrale</text:p>
      <text:p text:style-name="P5"/>
      <text:p text:style-name="P7">Nous colonisons le monde, toutes ses composantes présentes et futures, vivantes et magiques.</text:p>
      <text:p text:style-name="P7">Mais ce qui nous sauvera ou nous survivra est peut être ce qui nous prolonge, ce qui nous continue.</text:p>
      <text:p text:style-name="P7">Pourquoi remettre en route la Centrale du Grand Mât ? </text:p>
      <text:p text:style-name="P5"/>
      <text:p text:style-name="P17">Temps 0</text:p>
      <text:p text:style-name="P10">Ils ont réactivé la Centrale du Grand Mât, <text:span text:style-name="T10">le dôme s'est fissuré</text:span>. <text:span text:style-name="T10">Les ordres viennent de la ville Haute : de la vapeur à nouveau s'échappe des cheminées et menace la cime des arbres du Bois aux Ourses. Attirés, les anarchistes et révoltés, se sont rassemblés au Hordeaux et au Marges pour préparer la riposte. Comme il y a 17 ans Lalouve a repris la tête, reformée une Meute. On met en place des actions, des marches, des frappes. Esther, Céphis et Merle s'y rencontrent. </text:span></text:p>
      <text:p text:style-name="P5"/>
      <text:p text:style-name="P16">Temps 1</text:p>
      <text:p text:style-name="P11">Esther <text:span text:style-name="T12">soude</text:span> une banderole mécanique. Céphis <text:span text:style-name="T12">traîne à la</text:span> vigie <text:span text:style-name="T12">les restes d'un drone de flics.</text:span> <text:span text:style-name="T12">Là il guette</text:span> <text:s/>le retour de Merle et Lalouve, placées en cellule suite à la dernière marche. Elles rentrent finalement à l'Hordeaux ravivant les cœurs. Lalouve est soucieuse, Merle ivre de joie. Il faut les efforts conjoints Émilda et Léonie pour lui faire retrouver son calme, la faire manger. Lalouve fait chercher Esther et Céphis. À la première elle confie un message pour <text:span text:style-name="T14">Efrim. Au second elle demande de rester et de prendre note de ses pensées. La nuit avance. Merle pénètre dans le salle de com' et braque les capteurs sur une fréquence entendue plus tôt en cellule. Le petit jour. La confrontation et une explosion de vie, ils rejoignent la Plaque, font la jonction avec ceux des Marges mais ceux des Herbes ne sont pas présents. Sous les pluies de lacrymo Esther délivre sont message. Puis la nouvelle tombe : blessée, </text:span><text:soft-page-break/><text:span text:style-name="T14">accidentellement dira Courtecuisse, Lalouve s'effondre. Les médics ne la stabilisent pas. De retour au Hordeaux, Émilda et Léonie ne peuvent que recueillir son dernier souffle. Il est décidé de l'enterrer à la Plaque, auprès du dôme. Procession, la Meute se regroupe. Soudain les grenades pleuvent. Le piège se referme, Céphis rebrousse chemin vers l'Hordeaux. Merle est arrêtée. Esther s'enfuit dans le Bois aux Ourses, poursuivie par un haut casqué. Elle tombe. <text:s text:c="4"/></text:span><text:s text:c="3"/></text:p>
      <text:p text:style-name="P5"/>
      <text:p text:style-name="P5"/>
      <text:p text:style-name="P18">Temps 2</text:p>
      <text:p text:style-name="P13">Merle se fait juger et envoyer en camp de reconstruction. Plutôt que de partir vers la ville Haute, le convois traverse la forêt et pénètre dans la centrale. Elle croise Courtecuisse. Céphis panse ses plaies aux Hordeaux. Efrim arrive et réclame l’héritage millitant de Lalouve. Esther est soignée et réparée par Ohm qui la conduit aux Herbes dans le Bois. Les Herbes sont mobiles. Merle apprend en quoi consiste sa reconstruction. Elle passe sa première séance d<text:span text:style-name="T16">'exploration de rêves, sent une présence. Esther apprend à gérer sa jambe et à comprendre le fonctionnement des Herbes. Les Herbes ne supportent pas que l'on détruise les arbres autour de la centrale. Ils préparent une action. Esther se sent à la traine. Efrim prend de plus en plus le contrôle sur l'Hordeaux. Les 3 sœurs font comprendre à Céphis qu'il est Lalouve. Céphis raconte Lalouve. Il se place en opposant. Merle fait sa seconde plongée. Elle monte une structure avec les autres travailleuse. Norsona apprend à Esther l'histoire de Lalouve. Merle rencontre un amis en songe. Elle doit jouer la bonne élève aux yeux de Courtecuisse. Elle sait le faire. Céphis défie Efrim. Prend la tête. Esther va suivre les Herbes dans leur action à l'abatoire. </text:span></text:p>
      <text:p text:style-name="P6"/>
      <text:p text:style-name="P20">Les Herbes &amp; Norsona, par opposition à Lalouve ne se figent pas. <text:span text:style-name="T18">Tout comme Efrim, Norsona a pris un chemin détourné de celui de Lalouve. Le passé glorieux des luttes de jadis n'est pas ce que raconte Céphis dans ses livres et brochures.</text:span> Il sont nomades entre les arbres. Les animaux ont déserté la <text:span text:style-name="T17">forêt.</text:span> Les Herbes recueillent les Applis qui ont pu fuir la centrale, des Androïdes ouvriers, conscientisés, politisés. Il ne peuvent trop s'en éloigner car les Applis ont un DRM qui les empêche de quitter un certain périmètre, d'être utiliser par une autre entreprise. Ohm est une Appli. <text:span text:style-name="T17">Esther assistera au sauvetage de quelques Applis.</text:span> Les Herbes dorment au creux des arbres, entre les branches, sous la cime. Parfois l'on croise toujours une ourse dans le bois. Les Herbes ne s'attaquent plus à la Centrale <text:span text:style-name="T17">car elle n'est pas le problème principale et qu'elle maintient, paradoxalement les Applis en vie. Norsona décide pourtant périodiquement de s'attaquer à l'élevage de la Centrale qui grignote sur le Bois pour y libérer les bêtes et repeupler la forêt, mais de bêtes il ne reste que des sans têtes. Lors de l'attaque de l'élevage et du mouroir une coupure de courant se produit. Esther en profite pour pénétrer dans la Centrale suivit d'Ohm qui lui aussi a entendu l'appel de Ny. Les Applis ont servi à <text:s/>rebâtir discrètement les fondations et les sous-sols de la centrale. Puis on les a désinstallés par section entière. Ohm a pu s’enfuir aidé par des prisonniers fouilleur de rêves. Aider par Canante. Canante connaît donc Ohm et Ohm souhaite l'aider à s’enfuir à son tour. Ainsi Ohm apprend à Esther qu'il y a une maison d'arrêt à la Centrale. À défaut de convaincre les Herbes de la suivre dans sa croisade contre la Centrale et Courtecuisse, elle décidera Ohm à aller chercher Canante et Merle. <text:s text:c="5"/></text:span><text:s text:c="3"/></text:p>
      <text:p text:style-name="P6"/>
      <text:p text:style-name="P18">Temps 3</text:p>
      <text:p text:style-name="P6"/>
      <text:p text:style-name="P21">Lorsque Ohm pénètre dans la Centrale il s'en prend aux serveurs de rêves et les détruit avec rage. Il devient incontrôlable et se retourne contre les opérateurs sans tête, voir même contre Esther. Il faudra toute la force de Canante pour le ramener à la raison. Ohm s'éloignant de la Centrale se verra désactivé.</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Bold1" svg:font-family="'Adobe Garamond Pro Bold'" style:font-pitch="variable"/>
    <style:font-face style:name="Adobe Garamond Pro Bold"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22:15:01.831254702</meta:creation-date>
    <dc:date>2017-10-26T00:22:15.114301377</dc:date>
    <meta:editing-duration>PT4H33M42S</meta:editing-duration>
    <meta:editing-cycles>14</meta:editing-cycles>
    <meta:generator>LibreOffice/4.2.8.2$Linux_X86_64 LibreOffice_project/420m0$Build-2</meta:generator>
    <meta:document-statistic meta:table-count="0" meta:image-count="0" meta:object-count="0" meta:page-count="2" meta:paragraph-count="32" meta:word-count="1152" meta:character-count="6742" meta:non-whitespace-character-count="5592"/>
  </office:meta>
</office:document-meta>
</file>